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668d" officeooo:paragraph-rsid="0009668d"/>
    </style:style>
    <style:style style:name="P2" style:family="paragraph" style:parent-style-name="Standard">
      <style:text-properties officeooo:rsid="000a36b5" officeooo:paragraph-rsid="000a36b5"/>
    </style:style>
    <style:style style:name="T1" style:family="text">
      <style:text-properties officeooo:rsid="000a36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sistema deve ser acessado pela web, afim, de dispensar implantação e configuração da maquina do usuário.</text:p>
      <text:p text:style-name="P1"/>
      <text:p text:style-name="P1">O acesso ao sistema deve ser feito mediante login e senha.</text:p>
      <text:p text:style-name="P1"/>
      <text:p text:style-name="P1">Os dados devem ser mantidos em banco de dados, afim, de garantir a persistência para posterior consulta e auditoria.</text:p>
      <text:p text:style-name="P1"/>
      <text:p text:style-name="P1">O sistema deve ter a opção de emitir um arquivo .xlsx com devida formatação e seguindo os padrões e normas da organização.</text:p>
      <text:p text:style-name="P1"/>
      <text:p text:style-name="P1">O sistema deve ter opção de cadastro de colaboradores com remuneração fixa e opção de incluir remuneração variável de acordo com politicas de remuneração da organização <text:span text:style-name="T1">(regras de negócio referente as opções de remuneração seguem em anexo criptografado, item 1)</text:span>.</text:p>
      <text:p text:style-name="P1"/>
      <text:p text:style-name="P2">O sistema deve armazenar todas as incidências <text:s/>e descontos nos salários (regras de negocio refentes a descontos seguem em anexo criptografado, item 2) em banco de dados, o sistema deve possuir opção de alteração desses dados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19:11:23.703000000</dc:date>
    <meta:editing-duration>PT21M3S</meta:editing-duration>
    <meta:editing-cycles>1</meta:editing-cycles>
    <meta:document-statistic meta:table-count="0" meta:image-count="0" meta:object-count="0" meta:page-count="1" meta:paragraph-count="7" meta:word-count="145" meta:character-count="889" meta:non-whitespace-character-count="748"/>
    <meta:generator>LibreOffice/7.2.1.2$Windows_X86_64 LibreOffice_project/87b77fad49947c1441b67c559c339af8f3517e22</meta:generator>
  </office:meta>
</office:document-meta>
</file>